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2.57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Girls</text:p>
          </table:table-cell>
          <table:table-cell table:style-name="ce1" office:value-type="string">
            <text:p>Coach</text:p>
          </table:table-cell>
          <table:table-cell table:style-name="ce1" office:value-type="string">
            <text:p>Club</text:p>
          </table:table-cell>
        </table:table-row>
        <table:table-row table:style-name="ro1">
          <table:table-cell office:value-type="string">
            <text:p>09G (head)</text:p>
          </table:table-cell>
          <table:table-cell office:value-type="string">
            <text:p>Scott Hickox (USSF D License) </text:p>
          </table:table-cell>
          <table:table-cell office:value-type="string">
            <text:p>CISC</text:p>
          </table:table-cell>
        </table:table-row>
        <table:table-row table:style-name="ro1">
          <table:table-cell office:value-type="string">
            <text:p>09G (asst)</text:p>
          </table:table-cell>
          <table:table-cell office:value-type="string">
            <text:p>Felipe Abreu (USSF D License) </text:p>
          </table:table-cell>
          <table:table-cell office:value-type="string">
            <text:p>AYSC</text:p>
          </table:table-cell>
        </table:table-row>
        <table:table-row table:style-name="ro1">
          <table:table-cell office:value-type="string">
            <text:p>08G (head)</text:p>
          </table:table-cell>
          <table:table-cell office:value-type="string">
            <text:p>Felipe Abreu (USSF D License) </text:p>
          </table:table-cell>
          <table:table-cell office:value-type="string">
            <text:p>AYSC</text:p>
          </table:table-cell>
        </table:table-row>
        <table:table-row table:style-name="ro1">
          <table:table-cell office:value-type="string">
            <text:p>08G (asst)</text:p>
          </table:table-cell>
          <table:table-cell office:value-type="string">
            <text:p>Troy Choquette (USSF D License) </text:p>
          </table:table-cell>
          <table:table-cell office:value-type="string">
            <text:p>JSC</text:p>
          </table:table-cell>
        </table:table-row>
        <table:table-row table:style-name="ro1">
          <table:table-cell office:value-type="string">
            <text:p>07G (head)</text:p>
          </table:table-cell>
          <table:table-cell office:value-type="string">
            <text:p>Jo Reid (USSF C License) </text:p>
          </table:table-cell>
          <table:table-cell office:value-type="string">
            <text:p>AYSC</text:p>
          </table:table-cell>
        </table:table-row>
        <table:table-row table:style-name="ro1">
          <table:table-cell office:value-type="string">
            <text:p>07G (asst)</text:p>
          </table:table-cell>
          <table:table-cell office:value-type="string">
            <text:p>Chris Hoke (USSF D License) </text:p>
          </table:table-cell>
          <table:table-cell office:value-type="string">
            <text:p>RUSH</text:p>
          </table:table-cell>
        </table:table-row>
        <table:table-row table:style-name="ro1">
          <table:table-cell office:value-type="string">
            <text:p>06G (head)</text:p>
          </table:table-cell>
          <table:table-cell office:value-type="string">
            <text:p>Lauren Meehan (USSF B License) </text:p>
          </table:table-cell>
          <table:table-cell office:value-type="string">
            <text:p>RUSH</text:p>
          </table:table-cell>
        </table:table-row>
        <table:table-row table:style-name="ro1">
          <table:table-cell office:value-type="string">
            <text:p>06G (asst)</text:p>
          </table:table-cell>
          <table:table-cell office:value-type="string">
            <text:p>David Powers (USSF C License) </text:p>
          </table:table-cell>
          <table:table-cell office:value-type="string">
            <text:p>ESC</text:p>
          </table:table-cell>
        </table:table-row>
        <table:table-row table:style-name="ro1">
          <table:table-cell office:value-type="string">
            <text:p>05G (head)</text:p>
          </table:table-cell>
          <table:table-cell office:value-type="string">
            <text:p>David Powers (USSF C License) </text:p>
          </table:table-cell>
          <table:table-cell office:value-type="string">
            <text:p>ESC</text:p>
          </table:table-cell>
        </table:table-row>
        <table:table-row table:style-name="ro1">
          <table:table-cell office:value-type="string">
            <text:p>05G (asst)</text:p>
          </table:table-cell>
          <table:table-cell office:value-type="string">
            <text:p>Lauren Meehan (USSF B License) </text:p>
          </table:table-cell>
          <table:table-cell office:value-type="string">
            <text:p>RUSH</text:p>
          </table:table-cell>
        </table:table-row>
        <table:table-row table:style-name="ro1">
          <table:table-cell office:value-type="string">
            <text:p>04-02G (head)</text:p>
          </table:table-cell>
          <table:table-cell office:value-type="string">
            <text:p>Jeremy Johnson (USSF C License) </text:p>
          </table:table-cell>
          <table:table-cell office:value-type="string">
            <text:p>AYSC</text:p>
          </table:table-cell>
        </table:table-row>
        <table:table-row table:style-name="ro1">
          <table:table-cell office:value-type="string">
            <text:p>04-02G (asst)</text:p>
          </table:table-cell>
          <table:table-cell office:value-type="string">
            <text:p>Mike Montgomery (USSF C License) </text:p>
          </table:table-cell>
          <table:table-cell office:value-type="string">
            <text:p>RUSH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12/22/2020</text:date>, <text:time>16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6:12:25.09</meta:creation-date>
    <dc:date>2020-12-22T16:20:18.29</dc:date>
    <meta:editing-duration>PT7M53S</meta:editing-duration>
    <meta:editing-cycles>1</meta:editing-cycles>
    <meta:document-statistic meta:table-count="3" meta:cell-count="39" meta:object-count="0"/>
    <meta:generator>OpenOffice/4.1.3$Win32 OpenOffice.org_project/413m1$Build-9783</meta:generator>
  </office:meta>
</office:document-meta>
</file>